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{ type ClassValue, clsx } from "clsx"</text:p>
      <text:p text:style-name="P1">import { twMerge } from "tailwind-merge"</text:p>
      <text:p text:style-name="P1"/>
      <text:p text:style-name="P1">export function cn(...inputs: ClassValue[]) {</text:p>
      <text:p text:style-name="P1"><text:s text:c="2"/>return twMerge(clsx(inputs))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